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BM Plex Sans" svg:font-family="'IBM Plex Sans', sans-serif"/>
    <style:font-face style:name="inherit" svg:font-family="inherit"/>
    <style:font-face style:name="var font-family-code" svg:font-family="'var font-family-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 fo:padding="0in" fo:border="none"/>
      <style:text-properties fo:font-variant="normal" fo:text-transform="none" fo:color="#07080a" style:font-name="IBM Plex Sans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7080a" style:font-name="IBM Plex Sans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7080a" style:font-name="IBM Plex Sans" fo:font-size="12pt" fo:letter-spacing="normal" fo:font-style="normal" fo:font-weight="normal"/>
    </style:style>
    <style:style style:name="P12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7080a" style:font-name="IBM Plex Sans" fo:font-size="12pt" fo:letter-spacing="normal" fo:font-style="normal" fo:font-weight="normal"/>
    </style:style>
    <style:style style:name="P13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7080a" style:font-name="IBM Plex Sans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7080a" fo:letter-spacing="normal"/>
    </style:style>
    <style:style style:name="P15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7080a" fo:letter-spacing="normal"/>
    </style:style>
    <style:style style:name="P16" style:family="paragraph" style:parent-style-name="Heading_20_3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</style:style>
    <style:style style:name="P17" style:family="paragraph" style:parent-style-name="Heading_20_3">
      <style:paragraph-properties fo:margin-left="0in" fo:margin-right="0in" fo:line-height="125%" fo:orphans="2" fo:widows="2" fo:text-indent="0in" style:auto-text-indent="false" fo:padding="0in" fo:border="none"/>
      <style:text-properties fo:font-variant="normal" fo:text-transform="none" fo:color="#07080a" style:font-name="IBM Plex Sans" fo:letter-spacing="normal" fo:font-style="normal"/>
    </style:style>
    <style:style style:name="P18" style:family="paragraph" style:parent-style-name="Heading_20_1">
      <style:text-properties fo:font-variant="normal" fo:text-transform="none" fo:color="#07080a" style:font-name="IBM Plex Sans" fo:letter-spacing="normal" fo:font-style="normal"/>
    </style:style>
    <style:style style:name="P19" style:family="paragraph" style:parent-style-name="Heading_20_2">
      <style:paragraph-properties fo:margin-left="0in" fo:margin-right="0in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07080a" style:font-name="IBM Plex Sans" fo:letter-spacing="normal" fo:font-style="normal"/>
    </style:style>
    <style:style style:name="T1" style:family="text">
      <style:text-properties style:font-name="IBM Plex Sans" fo:font-size="12pt" fo:font-style="normal" fo:font-weight="normal"/>
    </style:style>
    <style:style style:name="T2" style:family="text">
      <style:text-properties fo:font-variant="normal" fo:text-transform="none" fo:color="#07080a" style:font-name="IBM Plex Sans" fo:font-size="12pt" fo:letter-spacing="normal" fo:font-style="normal" fo:font-weight="normal"/>
    </style:style>
    <style:style style:name="T3" style:family="text">
      <style:text-properties fo:font-variant="normal" fo:text-transform="none" fo:color="#07080a" style:font-name="IBM Plex Sans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7080a" style:font-name="IBM Plex Sans" fo:letter-spacing="normal" fo:font-style="normal"/>
    </style:style>
    <style:style style:name="T5" style:family="text">
      <style:text-properties fo:font-variant="normal" fo:text-transform="none" fo:color="#07080a" style:text-line-through-style="none" style:text-line-through-type="none" style:font-name="inherit" fo:font-size="12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07080a" style:font-name="var font-family-code" fo:font-size="12pt" fo:letter-spacing="normal" fo:font-style="normal" fo:font-weight="normal"/>
    </style:style>
    <style:style style:name="T7" style:family="text">
      <style:text-properties fo:font-variant="normal" fo:text-transform="none" fo:color="#07080a" style:font-name="var font-family-code" fo:letter-spacing="normal" fo:font-style="normal"/>
    </style:style>
    <style:style style:name="T8" style:family="text">
      <style:text-properties fo:font-variant="normal" fo:text-transform="none" fo:color="#07080a" fo:letter-spacing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Hello Styles</text:h>
      <text:h text:style-name="P19" text:outline-level="2">Objective</text:h>
      <text:p text:style-name="P1">The purpose of this lab is to understand how CSS styles apply to structured HTML elements within a web page.</text:p>
      <text:h text:style-name="P19" text:outline-level="2">Learning</text:h>
      <text:p text:style-name="P2"><text:span text:style-name="T2">In this lab, we will expand upon our previous lab </text:span><text:a xlink:type="simple" xlink:href="https://online.uprighted.com/lessons/written/hello-html" office:target-frame-name="_blank" xlink:show="new" text:style-name="Internet_20_link" text:visited-style-name="Visited_20_Internet_20_Link"><text:span text:style-name="T5">Hello HTML</text:span></text:a><text:span text:style-name="T2"> by styling it with an external CSS sheet. We will also be practicing referencing a wireframe for creating our design. This lab is based off a real world scenario you might encounter in your role as a software developer; you may not be the one designing the websites, but you will be the one bringing them to life.</text:span></text:p>
      <text:p text:style-name="P2"><text:span text:style-name="T2">If you did not previously complete Hello Html, you can find a basic completion </text:span><text:a xlink:type="simple" xlink:href="https://replit.com/@limzkil/hello-html#index.html" office:target-frame-name="_self" xlink:show="replace" text:style-name="Internet_20_link" text:visited-style-name="Visited_20_Internet_20_Link"><text:span text:style-name="T5">here</text:span></text:a><text:span text:style-name="T2"> to work with.</text:span></text:p>
      <text:p text:style-name="P1">Topics:</text:p>
      <text:list xml:id="list1298906737" text:style-name="L1">
        <text:list-item>
          <text:p text:style-name="P10">Utilizing a given wire frame.</text:p>
        </text:list-item>
        <text:list-item>
          <text:p text:style-name="P10">Styling with CSS.</text:p>
        </text:list-item>
      </text:list>
      <text:h text:style-name="P19" text:outline-level="2">Achieving</text:h>
      <text:p text:style-name="P1">In this lab, we will utilize a given wire frame to style our website with CSS according to its guidelines.</text:p>
      <text:p text:style-name="P2"><text:span text:style-name="Strong_20_Emphasis"><text:span text:style-name="T3">Note</text:span></text:span><text:span text:style-name="T2">: While you Google around, you may come across the flexbox and grid CSS layout models. Do </text:span><text:span text:style-name="Strong_20_Emphasis"><text:span text:style-name="T3">not</text:span></text:span><text:span text:style-name="T2"> use these for this lab! </text:span><text:span text:style-name="Source_20_Text"><text:span text:style-name="T6">Margin</text:span></text:span><text:span text:style-name="T2"> and </text:span><text:span text:style-name="Source_20_Text"><text:span text:style-name="T6">padding</text:span></text:span><text:span text:style-name="T2"> and other </text:span><text:span text:style-name="Source_20_Text"><text:span text:style-name="T6">display</text:span></text:span><text:span text:style-name="T2"> properties will be a good place to start for this challenge.</text:span></text:p>
      <text:p text:style-name="P1">Your work will result in:</text:p>
      <text:list xml:id="list1177594792" text:style-name="L2">
        <text:list-item>
          <text:p text:style-name="P11">A website that closely matches the given wire frame.</text:p>
        </text:list-item>
      </text:list>
      <text:h text:style-name="P19" text:outline-level="2">Procedure</text:h>
      <text:h text:style-name="P16" text:outline-level="3"><text:span text:style-name="T4">Duplicating and renaming the </text:span><text:span text:style-name="Source_20_Text"><text:span text:style-name="T7">hello-html</text:span></text:span><text:span text:style-name="T4"> directory</text:span></text:h>
      <text:list xml:id="list1143270130" text:style-name="L3">
        <text:list-item>
          <text:p text:style-name="P3"><text:span text:style-name="T8"> </text:span><text:span text:style-name="T2">Duplicate your </text:span><text:span text:style-name="Source_20_Text"><text:span text:style-name="T6">hello-html</text:span></text:span><text:span text:style-name="T2"> directory. We want the new version to be in the same folder the original is, not inside of it.</text:span></text:p>
        </text:list-item>
        <text:list-item>
          <text:p text:style-name="P3"><text:span text:style-name="T8"> </text:span><text:span text:style-name="T2">Rename your duplicated directory to </text:span><text:span text:style-name="Source_20_Text"><text:span text:style-name="T6">hello-styles</text:span></text:span><text:span text:style-name="T2">.</text:span></text:p>
        </text:list-item>
        <text:list-item>
          <text:p text:style-name="P3"><text:span text:style-name="T8"> </text:span><text:span text:style-name="T2">Open </text:span><text:span text:style-name="Source_20_Text"><text:span text:style-name="T6">hello-styles</text:span></text:span><text:span text:style-name="T2"> in VScode.</text:span></text:p>
        </text:list-item>
        <text:list-item>
          <text:p text:style-name="P14"> <text:span text:style-name="T1">If you completed the Going Further, remove any inline styling attached to the semantic divs.</text:span></text:p>
        </text:list-item>
      </text:list>
      <text:h text:style-name="P16" text:outline-level="3"><text:soft-page-break/><text:span text:style-name="T4">Creating the </text:span><text:span text:style-name="Source_20_Text"><text:span text:style-name="T7">styles</text:span></text:span><text:span text:style-name="T4"> subdirectory and </text:span><text:span text:style-name="Source_20_Text"><text:span text:style-name="T7">styles.css</text:span></text:span></text:h>
      <text:list xml:id="list3163434287" text:style-name="L4">
        <text:list-item>
          <text:p text:style-name="P4"><text:span text:style-name="T8"> </text:span><text:span text:style-name="T2">Inside of </text:span><text:span text:style-name="Source_20_Text"><text:span text:style-name="T6">hello-styles</text:span></text:span><text:span text:style-name="T2">, create a new directory named </text:span><text:span text:style-name="Source_20_Text"><text:span text:style-name="T6">styles</text:span></text:span><text:span text:style-name="T2">.</text:span></text:p>
        </text:list-item>
        <text:list-item>
          <text:p text:style-name="P4"><text:span text:style-name="T8"> </text:span><text:span text:style-name="T2">Inside of </text:span><text:span text:style-name="Source_20_Text"><text:span text:style-name="T6">styles</text:span></text:span><text:span text:style-name="T2">, create a new filed named </text:span><text:span text:style-name="Source_20_Text"><text:span text:style-name="T6">styles.css</text:span></text:span></text:p>
        </text:list-item>
        <text:list-item>
          <text:p text:style-name="P4"><text:span text:style-name="T8"> </text:span><text:span text:style-name="Source_20_Text"><text:span text:style-name="T6">styles.css</text:span></text:span><text:span text:style-name="T2"> is where all of your CSS will be written.</text:span></text:p>
        </text:list-item>
      </text:list>
      <text:h text:style-name="P16" text:outline-level="3"><text:span text:style-name="T4">Linking </text:span><text:span text:style-name="Source_20_Text"><text:span text:style-name="T7">styles.css</text:span></text:span><text:span text:style-name="T4"> to </text:span><text:span text:style-name="Source_20_Text"><text:span text:style-name="T7">index.html</text:span></text:span></text:h>
      <text:list xml:id="list3134542871" text:style-name="L5">
        <text:list-item>
          <text:p text:style-name="P5"><text:span text:style-name="T8"> </text:span><text:span text:style-name="T2">Inside of </text:span><text:span text:style-name="Source_20_Text"><text:span text:style-name="T6">index.html</text:span></text:span><text:span text:style-name="T2">, you will need to link your stylesheet.</text:span></text:p>
        </text:list-item>
        <text:list-item>
          <text:p text:style-name="P5"><text:span text:style-name="T8"> </text:span><text:span text:style-name="T2">You will find information on how to do this at the following link: </text:span><text:a xlink:type="simple" xlink:href="https://www.freecodecamp.org/news/external-css-stylesheets-how-to-link-css-to-html-and-import-into-head/" office:target-frame-name="_blank" xlink:show="new" text:style-name="Internet_20_link" text:visited-style-name="Visited_20_Internet_20_Link"><text:span text:style-name="T5">Freecodecamp's How to Link CSS to HTML</text:span></text:a><text:span text:style-name="T2">.</text:span></text:p>
        </text:list-item>
        <text:list-item>
          <text:p text:style-name="P5"><text:span text:style-name="T8"> </text:span><text:span text:style-name="T2">In the </text:span><text:span text:style-name="Source_20_Text"><text:span text:style-name="T6">src</text:span></text:span><text:span text:style-name="T2"> attribute for the link, you will need to route your link through the </text:span><text:span text:style-name="Source_20_Text"><text:span text:style-name="T6">styles</text:span></text:span><text:span text:style-name="T2"> subfolder to reach </text:span><text:span text:style-name="Source_20_Text"><text:span text:style-name="T6">styles.css</text:span></text:span><text:span text:style-name="T2">.</text:span></text:p>
        </text:list-item>
      </text:list>
      <text:h text:style-name="P17" text:outline-level="3">Opening the wireframe</text:h>
      <text:list xml:id="list1741595183" text:style-name="L6">
        <text:list-item>
          <text:p text:style-name="P6"><text:span text:style-name="T8"> </text:span><text:span text:style-name="T2">Click the following link to open the wire frame: </text:span><text:a xlink:type="simple" xlink:href="https://www.figma.com/file/XfSzyWby8nkpIolSql6R4S/hello-styles-wireframe?node-id=0%3A1" office:target-frame-name="_blank" xlink:show="new" text:style-name="Internet_20_link" text:visited-style-name="Visited_20_Internet_20_Link"><text:span text:style-name="T5">Figma Wire Frame</text:span></text:a><text:span text:style-name="T2">.</text:span></text:p>
        </text:list-item>
        <text:list-item>
          <text:p text:style-name="P6"><text:span text:style-name="T8"> </text:span><text:span text:style-name="Strong_20_Emphasis"><text:span text:style-name="T3">Note:</text:span></text:span><text:span text:style-name="T2"> This wireframe is not "pixel perfect" so don't stress having it match dimensions exactly. We are looking to capture the spirit of the wireframe.</text:span></text:p>
        </text:list-item>
      </text:list>
      <text:h text:style-name="P17" text:outline-level="3">Understanding the wireframe</text:h>
      <text:list xml:id="list3350600463" text:style-name="L7">
        <text:list-item>
          <text:p text:style-name="P15"> <text:span text:style-name="T1">This wireframe has areas that correspond to the semantic divs you already have from Hello Html.</text:span></text:p>
        </text:list-item>
        <text:list-item>
          <text:p text:style-name="P7"><text:span text:style-name="T8"> </text:span><text:span text:style-name="Source_20_Text"><text:span text:style-name="T6">&lt;header&gt;</text:span></text:span><text:span text:style-name="T2"> matches the HEADER TEXT areas.</text:span></text:p>
        </text:list-item>
        <text:list-item>
          <text:p text:style-name="P7"><text:span text:style-name="T8"> </text:span><text:span text:style-name="Source_20_Text"><text:span text:style-name="T6">&lt;nav&gt;</text:span></text:span><text:span text:style-name="T2"> matches the LINK areas that contain four links.</text:span></text:p>
        </text:list-item>
        <text:list-item>
          <text:p text:style-name="P7"><text:span text:style-name="T8"> </text:span><text:span text:style-name="T2">The white boxes with black diagonal lines should be placeholder images utilizing the </text:span><text:span text:style-name="Source_20_Text"><text:span text:style-name="T6">&lt;img&gt;</text:span></text:span><text:span text:style-name="T2"> tag.</text:span></text:p>
        </text:list-item>
        <text:list-item>
          <text:p text:style-name="P7"><text:span text:style-name="T8"> </text:span><text:span text:style-name="Source_20_Text"><text:span text:style-name="T6">&lt;main&gt;</text:span></text:span><text:span text:style-name="T2"> matches the MAIN TEXT areas. You will note that on the ABOUT PAGE, there are two MAIN TEXT areas with space between them. This is intentional.</text:span></text:p>
        </text:list-item>
      </text:list>
      <text:h text:style-name="P17" text:outline-level="3">Styling the divs</text:h>
      <text:list xml:id="list2649333747" text:style-name="L8">
        <text:list-item>
          <text:p text:style-name="P8"><text:span text:style-name="T8"> </text:span><text:span text:style-name="T2">You will need to utilize </text:span><text:a xlink:type="simple" xlink:href="https://developer.mozilla.org/en-US/docs/Web/CSS/CSS_Selectors" office:target-frame-name="_blank" xlink:show="new" text:style-name="Internet_20_link" text:visited-style-name="Visited_20_Internet_20_Link"><text:span text:style-name="T5">CSS selectors</text:span></text:a><text:span text:style-name="T2"> in order to style your divs. </text:span><text:span text:style-name="Source_20_Text"><text:span text:style-name="T6">id</text:span></text:span><text:span text:style-name="T2"> and </text:span><text:span text:style-name="Source_20_Text"><text:span text:style-name="T6">class</text:span></text:span><text:span text:style-name="T2"> are the most common utilized.</text:span></text:p>
        </text:list-item>
        <text:list-item>
          <text:p text:style-name="P8"><text:span text:style-name="T8"> </text:span><text:span text:style-name="T2">You will also need to utilize </text:span><text:a xlink:type="simple" xlink:href="https://developer.mozilla.org/en-US/docs/Web/CSS/CSS_Properties_Reference" office:target-frame-name="_blank" xlink:show="new" text:style-name="Internet_20_link" text:visited-style-name="Visited_20_Internet_20_Link"><text:span text:style-name="T5">CSS properties</text:span></text:a><text:span text:style-name="T2">. As mentioned earlier, </text:span><text:span text:style-name="Source_20_Text"><text:span text:style-name="T6">margin</text:span></text:span><text:span text:style-name="T2">, </text:span><text:span text:style-name="Source_20_Text"><text:span text:style-name="T6">padding</text:span></text:span><text:span text:style-name="T2">, and </text:span><text:span text:style-name="Source_20_Text"><text:span text:style-name="T6">display</text:span></text:span><text:span text:style-name="T2"> will be the most useful for achieving the layout.</text:span></text:p>
        </text:list-item>
      </text:list>
      <text:h text:style-name="P19" text:outline-level="2">Review</text:h>
      <text:p text:style-name="P1">In this lab, we have translated a wireframe to a website utilizing CSS.</text:p>
      <text:p text:style-name="P1">The software should:</text:p>
      <text:list xml:id="list1117236756" text:style-name="L9">
        <text:list-item>
          <text:p text:style-name="P12">Be a styled website whose design matches that presented in the wireframe.</text:p>
        </text:list-item>
      </text:list>
      <text:h text:style-name="P19" text:outline-level="2"><text:soft-page-break/>Going Further</text:h>
      <text:list xml:id="list387814584" text:style-name="L10">
        <text:list-item>
          <text:p text:style-name="P13">Customize the colors on the website.</text:p>
        </text:list-item>
        <text:list-item>
          <text:p text:style-name="P13">Import fonts and utilize them.</text:p>
        </text:list-item>
        <text:list-item>
          <text:p text:style-name="P9"><text:span text:style-name="T2">Style your additional pages created in </text:span><text:a xlink:type="simple" xlink:href="https://online.uprighted.com/lessons/written/hello-html" office:target-frame-name="_blank" xlink:show="new" text:style-name="Internet_20_link" text:visited-style-name="Visited_20_Internet_20_Link"><text:span text:style-name="T5">Hello HTML</text:span></text:a><text:span text:style-name="T2">. Go back to that lab description for a refresher on how to create them if you did not. Try to have the visual design of these additional pages be coherent with the styling of the first two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BM Plex Sans" svg:font-family="'IBM Plex Sans', sans-serif"/>
    <style:font-face style:name="inherit" svg:font-family="inherit"/>
    <style:font-face style:name="var font-family-code" svg:font-family="'var font-family-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6:53:46.507000000</meta:creation-date>
    <dc:date>2022-10-10T16:54:03.859000000</dc:date>
    <meta:editing-duration>PT17S</meta:editing-duration>
    <meta:editing-cycles>1</meta:editing-cycles>
    <meta:generator>LibreOffice/5.4.0.3$Windows_X86_64 LibreOffice_project/7556cbc6811c9d992f4064ab9287069087d7f62c</meta:generator>
    <meta:document-statistic meta:table-count="0" meta:image-count="0" meta:object-count="0" meta:page-count="3" meta:paragraph-count="48" meta:word-count="616" meta:character-count="3446" meta:non-whitespace-character-count="2885"/>
  </office:meta>
</office:document-meta>
</file>